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itle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P29" style:parent-style-name="ListParagraph" style:list-style-name="LFO1" style:family="paragraph">
      <style:text-properties fo:language="en" fo:country="US"/>
    </style:style>
    <style:style style:name="P30" style:parent-style-name="ListParagraph" style:list-style-name="LFO1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ListParagraph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</office:automatic-styles>
  <office:body>
    <office:text text:use-soft-page-breaks="true">
      <text:p text:style-name="P1"/>
      <text:p text:style-name="P2">How to:<text:s/>Release a new Version of DCEM</text:p>
      <text:p text:style-name="P3"/>
      <text:p text:style-name="P4">When the team decide to release a new DCEM version, the following steps must be followed:</text:p>
      <text:p text:style-name="P5"/>
      <text:list text:style-name="LFO1" text:continue-numbering="true">
        <text:list-item>
          <text:p text:style-name="P6">Freeze temporary migrations and pushing to master.<text:line-break/></text:p>
        </text:list-item>
        <text:list-item>
          <text:p text:style-name="P7">Do some smoke testing on DCEM. If master version is OK, proceed else enable master again and inform team.<text:line-break/></text:p>
        </text:list-item>
        <text:list-item>
          <text:p text:style-name="P8">Create a new release Branch with the name “Release-Major.Minor” version number. For example, if master version was “2.10.0-SNAPSHOT”, then the branch version name would be “Release-2.10”<text:line-break/></text:p>
        </text:list-item>
        <text:list-item>
          <text:p text:style-name="P9">In Release-Branch change the pom.xml version to “Major.Minor.1”. For example, if master version was “2.10.0-SNAPSHOT”, then the new pom.xml version would be “2.10.1”<text:line-break/></text:p>
        </text:list-item>
        <text:list-item>
          <text:p text:style-name="P10">In master-branch<text:s/>increment the minor version of the pom.xml files. For example, if master version was “2.10.0-SNAPSHOT”, then the master version name would be “2.11.0-SNAPSHOT”<text:line-break/></text:p>
        </text:list-item>
        <text:list-item>
          <text:p text:style-name="P11">Release the master version for further development<text:line-break/></text:p>
        </text:list-item>
        <text:list-item>
          <text:p text:style-name="P12">For Windows installation:<text:s/>DCEM use Inno Setup Version 6 to create a Windows installer. So, you first must install Inno Setup and add the install directory to the system path.<text:line-break/>To run Inno-Setup automatically, you must use the maven ‘install’ or ‘deploy’ commands.<text:line-break/>Also please change the version number in Inno Setup script. You can find this script in ‘DcemDistribution\installer\setup.iss’<text:line-break/></text:p>
        </text:list-item>
        <text:list-item>
          <text:p text:style-name="P13"><text:span text:style-name="T14">Go to<text:s/></text:span><text:span text:style-name="T15">‘</text:span><text:span text:style-name="T16">DcemParent</text:span><text:span text:style-name="T17">’</text:span><text:span text:style-name="T18"><text:s/>project and run “mvn clean package deploy” (deploy is optionally and you must have access to HWS nexus server)</text:span><text:span text:style-name="T19">.<text:s/></text:span><text:span text:style-name="T20"><text:line-break/></text:span><text:span text:style-name="T21">This will create the delivery directory “</text:span><text:span text:style-name="T22">DcemDistribution\target\DCEM-Windows\DCEM</text:span><text:span text:style-name="T23">”.</text:span><text:span text:style-name="T24"><text:line-break/></text:span><text:span text:style-name="T25"><text:line-break/></text:span><text:span text:style-name="T26">Please Note:<text:s/></text:span><text:span text:style-name="T27">If you start the maven from Eclipse, please do not use the Eclipse embedded maven. Install maven independently and use the external maven.</text:span><text:span text:style-name="T28"><text:line-break/></text:span></text:p>
        </text:list-item>
        <text:list-item>
          <text:p text:style-name="P29">For Linux: <text:s/>Execute the maven command as in step<text:s/>8<text:s/>and afterwards go to ‘DcemLinuxDistribution’ project<text:s/>and execute ‘mvn clean package<text:s/>deploy’. (deploy is optionally). You can use ‘install’ instead.<text:line-break/>If the scripts in sub directory ‘artifacts/sh’ do not have the Linux ‘execute attribute’ than execute the script ‘grantAll.sh”. <text:s/>The output is a tar.gz file in<text:s/>DcemLinuxDistribution/target’<text:line-break/></text:p>
        </text:list-item>
        <text:list-item>
          <text:p text:style-name="P30">Execute the Tests required<text:s/>by QA!</text:p>
        </text:list-item>
      </text:list>
      <text:p text:style-name="P31"><text:line-break/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lea, Emanuel</meta:initial-creator>
    <dc:creator>Galea, Emanuel</dc:creator>
    <meta:creation-date>2024-01-15T11:09:00Z</meta:creation-date>
    <dc:date>2024-01-15T12:10:00Z</dc:date>
    <meta:template xlink:href="Normal.dotm" xlink:type="simple"/>
    <meta:editing-cycles>3</meta:editing-cycles>
    <meta:editing-duration>PT0S</meta:editing-duration>
    <meta:document-statistic meta:page-count="1" meta:paragraph-count="4" meta:word-count="308" meta:character-count="2066" meta:row-count="14" meta:non-whitespace-character-count="1762"/>
  </office:meta>
</office:document-meta>
</file>